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/>
    <style:font-face style:name=" Liberation serif" svg:font-family="'Liberation serif'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9.5pt" fo:font-weight="bold" style:font-size-asian="9.5pt" style:font-weight-asian="bold" style:font-size-complex="9.5pt" style:font-weight-complex="bold"/>
    </style:style>
    <style:style style:name="P2" style:family="paragraph" style:parent-style-name="Preformatted_20_Text">
      <style:text-properties style:font-name="Liberation Serif" fo:font-size="9.5pt" fo:font-weight="bold" officeooo:rsid="0020d51d" officeooo:paragraph-rsid="0020d51d" style:font-size-asian="9.5pt" style:font-weight-asian="bold" style:font-size-complex="9.5pt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 fo:font-size="9.5pt" fo:font-weight="bold" style:font-size-asian="9.5pt" style:font-weight-asian="bold" style:font-size-complex="9.5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d22dd" officeooo:paragraph-rsid="001d22dd" style:font-weight-asian="bold" style:font-weight-complex="bold"/>
    </style:style>
    <style:style style:name="P6" style:family="paragraph" style:parent-style-name="Standard">
      <style:text-properties fo:font-weight="bold" officeooo:rsid="001dc3e2" officeooo:paragraph-rsid="001dc3e2" style:font-weight-asian="bold" style:font-weight-complex="bold"/>
    </style:style>
    <style:style style:name="P7" style:family="paragraph" style:parent-style-name="Standard">
      <style:text-properties fo:font-weight="bold" officeooo:rsid="001e0212" officeooo:paragraph-rsid="001e0212" style:font-weight-asian="bold" style:font-weight-complex="bold"/>
    </style:style>
    <style:style style:name="P8" style:family="paragraph" style:parent-style-name="Standard">
      <style:text-properties fo:font-weight="bold" officeooo:rsid="001e0212" officeooo:paragraph-rsid="001d22dd" style:font-weight-asian="bold" style:font-weight-complex="bold"/>
    </style:style>
    <style:style style:name="P9" style:family="paragraph" style:parent-style-name="Standard">
      <style:text-properties fo:font-weight="bold" officeooo:rsid="0015a9eb" officeooo:paragraph-rsid="0015a9eb" style:font-weight-asian="bold" style:font-weight-complex="bold"/>
    </style:style>
    <style:style style:name="P10" style:family="paragraph" style:parent-style-name="Standard">
      <style:text-properties fo:font-weight="bold" officeooo:rsid="001a394a" officeooo:paragraph-rsid="001a394a" style:font-weight-asian="bold" style:font-weight-complex="bold"/>
    </style:style>
    <style:style style:name="P11" style:family="paragraph" style:parent-style-name="Standard">
      <style:text-properties fo:font-weight="bold" officeooo:rsid="0020d51d" officeooo:paragraph-rsid="0020d51d" style:font-weight-asian="bold" style:font-weight-complex="bold"/>
    </style:style>
    <style:style style:name="P12" style:family="paragraph" style:parent-style-name="Standard">
      <style:text-properties fo:font-weight="bold" officeooo:paragraph-rsid="0015a9eb" style:font-weight-asian="bold" style:font-weight-complex="bold"/>
    </style:style>
    <style:style style:name="P13" style:family="paragraph" style:parent-style-name="Standard">
      <style:text-properties fo:color="#000000" loext:opacity="100%" style:font-name="Consolas" fo:font-size="9.5pt" fo:font-weight="bold" style:font-size-asian="9.5pt" style:font-weight-asian="bold" style:font-weight-complex="bold"/>
    </style:style>
    <style:style style:name="P14" style:family="paragraph" style:parent-style-name="Standard">
      <style:text-properties fo:color="#000000" loext:opacity="100%" style:font-name="Liberation Serif" fo:font-size="12pt" fo:font-weight="bold" officeooo:rsid="0022c520" officeooo:paragraph-rsid="0022c520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loext:opacity="100%" style:font-name="Liberation Serif" fo:font-size="12pt" fo:font-weight="bold" officeooo:rsid="00282012" officeooo:paragraph-rsid="0028201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style="normal" fo:font-weight="bold" officeooo:rsid="0015a9eb" officeooo:paragraph-rsid="0015a9eb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text-properties fo:color="#808080" loext:opacity="100%" style:font-name="Consolas" fo:font-size="9.5pt" fo:font-weight="bold" style:font-size-asian="9.5pt" style:font-weight-asian="bold" style:font-weight-complex="bold"/>
    </style:style>
    <style:style style:name="P18" style:family="paragraph" style:parent-style-name="Standard">
      <style:text-properties fo:color="#808080" loext:opacity="100%" style:font-name="Consolas" fo:font-size="9.5pt" fo:font-weight="bold" officeooo:rsid="0015a9eb" officeooo:paragraph-rsid="0015a9eb" style:font-size-asian="9.5pt" style:font-weight-asian="bold" style:font-weight-complex="bold"/>
    </style:style>
    <style:style style:name="P19" style:family="paragraph" style:parent-style-name="Standard">
      <style:text-properties fo:color="#808080" loext:opacity="100%" style:font-name="Consolas" fo:font-size="9.5pt" fo:font-weight="bold" officeooo:paragraph-rsid="0015a9eb" style:font-size-asian="9.5pt" style:font-weight-asian="bold" style:font-weight-complex="bold"/>
    </style:style>
    <style:style style:name="P20" style:family="paragraph" style:parent-style-name="Standard">
      <style:text-properties fo:color="#808080" loext:opacity="100%" style:font-name="Consolas" fo:font-size="9.5pt" fo:font-weight="bold" officeooo:rsid="001d22dd" officeooo:paragraph-rsid="001d22dd" style:font-size-asian="9.5pt" style:font-weight-asian="bold" style:font-weight-complex="bold"/>
    </style:style>
    <style:style style:name="P21" style:family="paragraph" style:parent-style-name="Standard">
      <style:text-properties fo:color="#808080" loext:opacity="100%" style:font-name="Consolas" fo:font-size="9.5pt" fo:font-weight="bold" officeooo:rsid="0022c520" officeooo:paragraph-rsid="0022c520" style:font-size-asian="9.5pt" style:font-weight-asian="bold" style:font-size-complex="9.5pt" style:font-weight-complex="bold"/>
    </style:style>
    <style:style style:name="P22" style:family="paragraph" style:parent-style-name="Standard">
      <style:text-properties fo:color="#808080" loext:opacity="100%" style:font-name="Consolas" fo:font-size="9.5pt" fo:font-weight="bold" officeooo:rsid="0022c520" officeooo:paragraph-rsid="0022c520" style:font-size-asian="9.5pt" style:font-weight-asian="bold" style:font-size-complex="12pt" style:font-weight-complex="bold"/>
    </style:style>
    <style:style style:name="P23" style:family="paragraph" style:parent-style-name="Standard">
      <style:text-properties fo:color="#808080" loext:opacity="100%" style:font-name="Consolas" fo:font-size="9.5pt" fo:font-weight="bold" officeooo:rsid="002e3222" officeooo:paragraph-rsid="002f938f" style:font-size-asian="9.5pt" style:font-weight-asian="bold" style:font-size-complex="12pt" style:font-weight-complex="bold"/>
    </style:style>
    <style:style style:name="P24" style:family="paragraph" style:parent-style-name="Standard">
      <style:text-properties fo:color="#808080" loext:opacity="100%" style:font-name="Consolas" fo:font-size="9.5pt" fo:font-weight="bold" officeooo:rsid="002e9e7f" officeooo:paragraph-rsid="002f938f" style:font-size-asian="9.5pt" style:font-weight-asian="bold" style:font-size-complex="12pt" style:font-weight-complex="bold"/>
    </style:style>
    <style:style style:name="P25" style:family="paragraph" style:parent-style-name="Standard">
      <style:text-properties fo:color="#808080" loext:opacity="100%" style:font-name="Consolas" fo:font-size="9.5pt" fo:font-weight="bold" officeooo:rsid="002e9e7f" officeooo:paragraph-rsid="0030ae86" style:font-size-asian="9.5pt" style:font-weight-asian="bold" style:font-size-complex="12pt" style:font-weight-complex="bold"/>
    </style:style>
    <style:style style:name="P26" style:family="paragraph" style:parent-style-name="Standard">
      <style:text-properties fo:color="#808080" loext:opacity="100%" style:font-name="Liberation Serif" fo:font-size="10pt" fo:font-weight="normal" officeooo:rsid="002f938f" officeooo:paragraph-rsid="002f938f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color="#808080" loext:opacity="100%" style:font-name="Liberation Serif" fo:font-size="10pt" fo:font-weight="bold" officeooo:rsid="002f938f" officeooo:paragraph-rsid="002f938f" style:font-size-asian="8.75pt" style:font-weight-asian="bold" style:font-size-complex="10pt" style:font-weight-complex="bold"/>
    </style:style>
    <style:style style:name="P28" style:family="paragraph" style:parent-style-name="Standard">
      <style:text-properties fo:color="#808080" loext:opacity="100%" officeooo:paragraph-rsid="002f938f"/>
    </style:style>
    <style:style style:name="P29" style:family="paragraph" style:parent-style-name="Standard">
      <style:text-properties fo:color="#808080" loext:opacity="100%" style:font-name="Liberation Serif" fo:font-size="12pt" fo:font-weight="bold" officeooo:rsid="0022c520" officeooo:paragraph-rsid="002f938f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808080" loext:opacity="100%" style:font-name="Liberation Serif" fo:font-size="12pt" fo:font-weight="bold" officeooo:rsid="002ffdbd" officeooo:paragraph-rsid="002ffdbd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ff" loext:opacity="100%" style:font-name="Consolas" fo:font-size="9.5pt" fo:font-weight="bold" style:font-size-asian="9.5pt" style:font-weight-asian="bold" style:font-weight-complex="bold"/>
    </style:style>
    <style:style style:name="P32" style:family="paragraph" style:parent-style-name="Standard">
      <style:text-properties fo:color="#0000ff" loext:opacity="100%" style:font-name="Consolas" fo:font-size="9.5pt" fo:font-weight="bold" officeooo:rsid="001dc3e2" officeooo:paragraph-rsid="001dc3e2" style:font-size-asian="9.5pt" style:font-weight-asian="bold" style:font-weight-complex="bold"/>
    </style:style>
    <style:style style:name="P33" style:family="paragraph" style:parent-style-name="Standard">
      <style:text-properties fo:color="#0000ff" loext:opacity="100%" style:font-name="Consolas" fo:font-size="9.5pt" fo:font-weight="bold" officeooo:rsid="002ffdbd" officeooo:paragraph-rsid="002ffdbd" style:font-size-asian="9.5pt" style:font-weight-asian="bold" style:font-weight-complex="bold"/>
    </style:style>
    <style:style style:name="P34" style:family="paragraph" style:parent-style-name="Standard">
      <style:text-properties fo:color="#0000ff" loext:opacity="100%" style:font-name="Consolas" fo:font-size="9.5pt" fo:font-weight="bold" officeooo:rsid="003073e7" officeooo:paragraph-rsid="003073e7" style:font-size-asian="9.5pt" style:font-weight-asian="bold" style:font-weight-complex="bold"/>
    </style:style>
    <style:style style:name="P35" style:family="paragraph" style:parent-style-name="Standard">
      <style:text-properties fo:color="#008000" loext:opacity="100%" style:font-name="Consolas" fo:font-size="9.5pt" fo:font-weight="bold" officeooo:rsid="001e0212" style:font-size-asian="9.5pt" style:font-weight-asian="bold" style:font-weight-complex="bold"/>
    </style:style>
    <style:style style:name="P36" style:family="paragraph" style:parent-style-name="Standard">
      <style:text-properties fo:color="#008000" loext:opacity="100%" style:font-name="Consolas" fo:font-size="9.5pt" fo:font-weight="bold" officeooo:rsid="001e0212" officeooo:paragraph-rsid="001e0212" style:font-size-asian="9.5pt" style:font-weight-asian="bold" style:font-weight-complex="bold"/>
    </style:style>
    <style:style style:name="P37" style:family="paragraph" style:parent-style-name="Standard">
      <style:text-properties fo:font-weight="bold" officeooo:paragraph-rsid="002f938f" style:font-weight-asian="bold" style:font-weight-complex="bold"/>
    </style:style>
    <style:style style:name="P38" style:family="paragraph" style:parent-style-name="Standard">
      <style:text-properties fo:font-weight="bold" officeooo:rsid="001dc3e2" officeooo:paragraph-rsid="001dc3e2" style:font-weight-asian="bold" style:font-weight-complex="bold"/>
    </style:style>
    <style:style style:name="P39" style:family="paragraph" style:parent-style-name="Standard">
      <style:text-properties fo:font-weight="bold" officeooo:paragraph-rsid="0030ae86" style:font-weight-asian="bold" style:font-weight-complex="bold"/>
    </style:style>
    <style:style style:name="P40" style:family="paragraph" style:parent-style-name="Standard">
      <style:text-properties fo:color="#000000" loext:opacity="100%" style:font-name=" Liberation serif" fo:font-size="10pt" fo:font-weight="normal" officeooo:rsid="002e9e7f" officeooo:paragraph-rsid="002f938f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color="#000000" loext:opacity="100%" style:font-name="Liberation Serif" fo:font-size="12pt" fo:font-weight="bold" officeooo:rsid="002e9e7f" officeooo:paragraph-rsid="0030ae86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Liberation Serif" fo:font-size="12pt" fo:font-weight="bold" officeooo:rsid="002f938f" officeooo:paragraph-rsid="002f938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Liberation Serif" fo:font-size="10pt" fo:font-weight="normal" officeooo:rsid="002e9e7f" officeooo:paragraph-rsid="002f938f" style:font-size-asian="8.75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font-weight="bold" officeooo:rsid="00282012" officeooo:paragraph-rsid="00282012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loext:opacity="100%" style:font-name="Consolas" fo:font-size="9.5pt" fo:font-weight="bold" officeooo:rsid="002ffdbd" officeooo:paragraph-rsid="002ffdbd" style:font-size-asian="9.5pt" style:font-weight-asian="bold" style:font-weight-complex="bold"/>
    </style:style>
    <style:style style:name="P46" style:family="paragraph" style:parent-style-name="Standard">
      <style:text-properties style:font-name="Liberation Serif" fo:font-size="9.5pt" fo:font-weight="bold" officeooo:rsid="0022c520" officeooo:paragraph-rsid="0022c520" style:font-size-asian="9.5pt" style:font-weight-asian="bold" style:font-size-complex="9.5pt" style:font-weight-complex="bold"/>
    </style:style>
    <style:style style:name="P47" style:family="paragraph" style:parent-style-name="Standard">
      <style:text-properties style:font-name="Liberation Serif" fo:font-size="12pt" fo:font-weight="bold" officeooo:rsid="0022c520" officeooo:paragraph-rsid="0022c520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02f938f"/>
    </style:style>
    <style:style style:name="P49" style:family="paragraph" style:parent-style-name="Standard">
      <style:text-properties officeooo:paragraph-rsid="0030ae86"/>
    </style:style>
    <style:style style:name="T1" style:family="text">
      <style:text-properties fo:color="#0000ff" loext:opacity="100%" style:font-name="Consolas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ff" loext:opacity="100%" style:font-name="Consolas" fo:font-size="9.5pt" style:font-size-asian="9.5pt"/>
    </style:style>
    <style:style style:name="T4" style:family="text">
      <style:text-properties fo:color="#0000ff" loext:opacity="100%" style:font-name="Consolas" fo:font-size="9.5pt" officeooo:rsid="002e3222" style:font-size-asian="9.5pt"/>
    </style:style>
    <style:style style:name="T5" style:family="text">
      <style:text-properties fo:color="#0000ff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9.5pt" style:font-size-asian="9.5pt"/>
    </style:style>
    <style:style style:name="T9" style:family="text">
      <style:text-properties fo:color="#000000" loext:opacity="100%" style:font-name="Consolas" fo:font-size="9.5pt" style:font-size-asian="9.5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Serif" fo:font-size="10pt" fo:font-weight="normal" officeooo:rsid="002e9e7f" style:font-size-asian="8.75pt" style:font-weight-asian="normal" style:font-size-complex="10pt" style:font-weight-complex="normal"/>
    </style:style>
    <style:style style:name="T12" style:family="text">
      <style:text-properties fo:color="#000000" loext:opacity="100%" style:font-name="Liberation Serif" fo:font-size="12pt" fo:font-weight="bold" officeooo:rsid="002f938f" style:font-size-asian="12pt" style:font-weight-asian="bold" style:font-size-complex="12pt" style:font-weight-complex="bold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Consolas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>
      <style:text-properties fo:color="#808080" loext:opacity="100%" style:font-name="Consolas" fo:font-size="9.5pt" style:font-size-asian="9.5pt"/>
    </style:style>
    <style:style style:name="T17" style:family="text">
      <style:text-properties fo:color="#808080" loext:opacity="100%" style:font-name="Consolas" fo:font-size="9.5pt" officeooo:rsid="002e3222" style:font-size-asian="9.5pt"/>
    </style:style>
    <style:style style:name="T18" style:family="text">
      <style:text-properties fo:color="#808080" loext:opacity="100%" style:font-name="Consolas" fo:font-size="9.5pt" officeooo:rsid="0030ae86" style:font-size-asian="9.5pt"/>
    </style:style>
    <style:style style:name="T19" style:family="text">
      <style:text-properties fo:color="#808080" loext:opacity="100%" style:font-name="Consolas" fo:font-size="9.5pt" fo:font-weight="bold" officeooo:rsid="002e9e7f" style:font-size-asian="9.5pt" style:font-weight-asian="bold" style:font-size-complex="12pt" style:font-weight-complex="bold"/>
    </style:style>
    <style:style style:name="T20" style:family="text">
      <style:text-properties fo:color="#808080" loext:opacity="100%" style:font-name="Consolas" fo:font-size="9.5pt" fo:font-weight="bold" officeooo:rsid="0030ae86" style:font-size-asian="9.5pt" style:font-weight-asian="bold" style:font-size-complex="12pt" style:font-weight-complex="bold"/>
    </style:style>
    <style:style style:name="T21" style:family="text">
      <style:text-properties fo:color="#808080" loext:opacity="100%" style:font-name="Liberation Serif" fo:font-size="10pt" fo:font-weight="normal" officeooo:rsid="0030ae86" style:font-size-asian="8.75pt" style:font-weight-asian="normal" style:font-size-complex="10pt" style:font-weight-complex="normal"/>
    </style:style>
    <style:style style:name="T22" style:family="text">
      <style:text-properties fo:color="#ff0000" loext:opacity="100%" style:font-name="Consolas"/>
    </style:style>
    <style:style style:name="T23" style:family="text">
      <style:text-properties fo:color="#ff0000" loext:opacity="100%" style:font-name="Consolas" fo:font-size="9.5pt" style:font-size-asian="9.5pt"/>
    </style:style>
    <style:style style:name="T24" style:family="text">
      <style:text-properties fo:color="#ff00ff" loext:opacity="100%" style:font-name="Consolas" fo:font-size="9.5pt" style:font-size-asian="9.5pt"/>
    </style:style>
    <style:style style:name="T25" style:family="text">
      <style:text-properties fo:color="#800000" loext:opacity="100%" style:font-name="Consolas" fo:font-size="9.5pt" style:font-size-asian="9.5pt"/>
    </style:style>
    <style:style style:name="T26" style:family="text">
      <style:text-properties fo:color="#008000" loext:opacity="100%" style:font-name="Consolas" fo:font-size="9.5pt" style:font-size-asian="9.5pt"/>
    </style:style>
    <style:style style:name="T27" style:family="text">
      <style:text-properties fo:color="#008000" loext:opacity="100%" style:font-name="Consolas" fo:font-size="9.5pt" officeooo:rsid="00267ba9" style:font-size-asian="9.5pt"/>
    </style:style>
    <style:style style:name="T28" style:family="text">
      <style:text-properties fo:color="#008000" loext:opacity="100%" style:font-name="Consolas" fo:font-size="9.5pt" officeooo:rsid="001e0212" style:font-size-asian="9.5pt"/>
    </style:style>
    <style:style style:name="T29" style:family="text">
      <style:text-properties style:font-name="Consolas" fo:font-size="9.5pt" style:font-size-asian="9.5pt"/>
    </style:style>
    <style:style style:name="T30" style:family="text">
      <style:text-properties style:font-name="Consolas" fo:font-size="9.5pt" style:font-size-asian="9.5pt"/>
    </style:style>
    <style:style style:name="T31" style:family="text">
      <style:text-properties style:font-name="Consolas" fo:font-size="9.5pt" officeooo:rsid="002e3222" style:font-size-asian="9.5pt"/>
    </style:style>
    <style:style style:name="T32" style:family="text"/>
    <style:style style:name="T33" style:family="text">
      <style:text-properties style:font-name="Liberation Serif" fo:font-size="10pt" fo:font-weight="normal" officeooo:rsid="002f938f" style:font-size-asian="8.75pt" style:font-weight-asian="normal" style:font-size-complex="10pt" style:font-weight-complex="normal"/>
    </style:style>
    <style:style style:name="T34" style:family="text">
      <style:text-properties style:font-name="Liberation Serif" fo:font-size="10pt" fo:font-weight="normal" style:font-size-asian="8.75pt" style:font-weight-asian="normal" style:font-size-complex="10pt" style:font-weight-complex="normal"/>
    </style:style>
    <style:style style:name="T35" style:family="text">
      <style:text-properties officeooo:rsid="002ffdbd"/>
    </style:style>
    <style:style style:name="T36" style:family="text">
      <style:text-properties officeooo:rsid="0030ae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62cm" fo:min-width="0.0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QL</text:p>
      <text:p text:style-name="P9"/>
      <text:p text:style-name="P9">Crear una tabla:</text:p>
      <text:p text:style-name="P9"><text:span text:style-name="T2">create</text:span><text:span text:style-name="T8"> </text:span><text:span text:style-name="T2">table</text:span><text:span text:style-name="T8"> usuarios</text:span><text:span text:style-name="T2"> </text:span><text:span text:style-name="T15">(</text:span></text:p>
      <text:p text:style-name="P4"><text:span text:style-name="T8"><text:tab/>nombre </text:span><text:span text:style-name="T2">varchar</text:span><text:span text:style-name="T15">(</text:span><text:span text:style-name="T8">30</text:span><text:span text:style-name="T15">),</text:span></text:p>
      <text:p text:style-name="P4"><text:span text:style-name="T8"><text:tab/>clave </text:span><text:span text:style-name="T2">varchar</text:span><text:span text:style-name="T15">(</text:span><text:span text:style-name="T8">10</text:span><text:span text:style-name="T15">)</text:span></text:p>
      <text:p text:style-name="P18">);</text:p>
      <text:p text:style-name="P18"/>
      <text:p text:style-name="P9">Eliminar una tabla:</text:p>
      <text:p text:style-name="P12"><text:span text:style-name="T2">drop</text:span><text:span text:style-name="T8"> </text:span><text:span text:style-name="T2">table</text:span><text:span text:style-name="T8"> usuarios</text:span><text:span text:style-name="T15">;</text:span></text:p>
      <text:p text:style-name="P4"><text:span text:style-name="T2">if</text:span><text:span text:style-name="T8"> </text:span><text:span text:style-name="T24">object_id</text:span><text:span text:style-name="T15">(</text:span><text:span text:style-name="T23">'agenda'</text:span><text:span text:style-name="T15">)</text:span><text:span text:style-name="T8"> </text:span><text:span text:style-name="T15">is</text:span><text:span text:style-name="T8"> </text:span><text:span text:style-name="T15">not</text:span><text:span text:style-name="T8"> </text:span><text:span text:style-name="T15">null</text:span></text:p>
      <text:p text:style-name="P12"><text:span text:style-name="T8"><text:s text:c="2"/></text:span><text:span text:style-name="T2">drop</text:span><text:span text:style-name="T8"> </text:span><text:span text:style-name="T2">table</text:span><text:span text:style-name="T8"> agenda</text:span><text:span text:style-name="T15">;</text:span></text:p>
      <text:p text:style-name="P19"/>
      <text:p text:style-name="P10">Ver estructura de la tabla</text:p>
      <text:p text:style-name="P10"><text:span text:style-name="T2">exec</text:span><text:span text:style-name="T8"> </text:span><text:span text:style-name="T25">sp_columns</text:span><text:span text:style-name="T2"> </text:span><text:span text:style-name="T8">usuarios</text:span><text:span text:style-name="T15">;</text:span></text:p>
      <text:p text:style-name="P13"/>
      <text:p text:style-name="P10"><text:span text:style-name="T2">exec</text:span><text:span text:style-name="T8"> </text:span><text:span text:style-name="T25">sp_tables</text:span><text:span text:style-name="T2"> <text:s/></text:span><text:span text:style-name="T8">@table_owner</text:span><text:span text:style-name="T15">=</text:span><text:span text:style-name="T23">’</text:span><text:span text:style-name="T8">dbo</text:span><text:span text:style-name="T23">’</text:span><text:span text:style-name="T15">;</text:span></text:p>
      <text:p text:style-name="P10"/>
      <text:p text:style-name="P5">Insertar filas</text:p>
      <text:p text:style-name="P5"><text:span text:style-name="T2">insert</text:span><text:span text:style-name="T8"> </text:span><text:span text:style-name="T2">into</text:span><text:span text:style-name="T8"> usuarios</text:span><text:span text:style-name="T15">(</text:span><text:span text:style-name="T8">nombre</text:span><text:span text:style-name="T15">,</text:span><text:span text:style-name="T8"> clave</text:span><text:span text:style-name="T15">)</text:span><text:span text:style-name="T8"> </text:span><text:span text:style-name="T2">values</text:span><text:span text:style-name="T15">(</text:span><text:span text:style-name="T23">'Mariano'</text:span><text:span text:style-name="T15">,</text:span><text:span text:style-name="T8"> </text:span><text:span text:style-name="T23">'123abc'</text:span><text:span text:style-name="T15">);</text:span></text:p>
      <text:p text:style-name="P20"/>
      <text:p text:style-name="P5">Mostrar todo el contenido de una tabla</text:p>
      <text:p text:style-name="P8"><text:span text:style-name="T2">select</text:span><text:span text:style-name="T8"> </text:span><text:span text:style-name="T15">*</text:span><text:span text:style-name="T8"> </text:span><text:span text:style-name="T2">from</text:span><text:span text:style-name="T8"> usuarios</text:span><text:span text:style-name="T15">;</text:span></text:p>
      <text:p text:style-name="P8"><text:span text:style-name="T2">select</text:span><text:span text:style-name="T8"> titulo</text:span><text:span text:style-name="T15">,</text:span><text:span text:style-name="T8"> precio </text:span><text:span text:style-name="T2">from</text:span><text:span text:style-name="T8"> libros</text:span><text:span text:style-name="T15">;</text:span></text:p>
      <text:p text:style-name="P8"><text:span text:style-name="T2">select</text:span><text:span text:style-name="T8"> </text:span><text:span text:style-name="T15">*</text:span><text:span text:style-name="T8"> </text:span><text:span text:style-name="T2">from</text:span><text:span text:style-name="T8"> usuarios </text:span><text:span text:style-name="T2">where</text:span><text:span text:style-name="T8"> nombre</text:span><text:span text:style-name="T15">=</text:span><text:span text:style-name="T23">'Ana'</text:span><text:span text:style-name="T15">;</text:span></text:p>
      <text:p text:style-name="P7"/>
      <text:p text:style-name="P6">Tipos de datos</text:p>
      <text:p text:style-name="P30"><text:span text:style-name="T34">Numeros</text:span></text:p>
      <text:p text:style-name="P31">integer <text:span text:style-name="T35">o int</text:span></text:p>
      <text:p text:style-name="P33">tinyint</text:p>
      <text:p text:style-name="P33">smallint</text:p>
      <text:p text:style-name="P33">bigint</text:p>
      <text:p text:style-name="P32">float</text:p>
      <text:p text:style-name="P33">real</text:p>
      <text:p text:style-name="P33">decimal o numeric</text:p>
      <text:p text:style-name="P32"/>
      <text:p text:style-name="P30"><text:span text:style-name="T33">T</text:span><text:span text:style-name="T34">exto</text:span></text:p>
      <text:p text:style-name="P33">char()</text:p>
      <text:p text:style-name="P33">nchar()</text:p>
      <text:p text:style-name="P33">varchar()</text:p>
      <text:p text:style-name="P33">nvarchar()</text:p>
      <text:p text:style-name="P33">text</text:p>
      <text:p text:style-name="P33">ntext</text:p>
      <text:p text:style-name="P33"/>
      <text:p text:style-name="P30"><text:span text:style-name="T33">F</text:span><text:span text:style-name="T34">echas</text:span></text:p>
      <text:p text:style-name="P33">datetime</text:p>
      <text:p text:style-name="P33">smalldatetime</text:p>
      <text:p text:style-name="P33"/>
      <text:p text:style-name="P34">set dateformat <text:span text:style-name="T6">dmy;</text:span></text:p>
      <text:p text:style-name="P45">-mdy: 4/15/96 (mes y día con 1 ó 2 dígitos y año con 2 ó 4 dígitos),</text:p>
      <text:p text:style-name="P45">-myd: 4/96/15,</text:p>
      <text:p text:style-name="P45">-dmy: 15/4/1996</text:p>
      <text:p text:style-name="P45">-dym: 15/96/4,</text:p>
      <text:p text:style-name="P45">-ydm: 96/15/4,</text:p>
      <text:p text:style-name="P45">-ydm: 1996/15/4</text:p>
      <text:p text:style-name="P33"/>
      <text:p text:style-name="P30"><text:span text:style-name="T33">D</text:span><text:span text:style-name="T34">inero</text:span></text:p>
      <text:p text:style-name="P33">money</text:p>
      <text:p text:style-name="P33">smallmoney</text:p>
      <text:p text:style-name="P6"/>
      <text:p text:style-name="P6"/>
      <text:p text:style-name="P7"><text:soft-page-break/>Comentarios</text:p>
      <text:p text:style-name="P36">-- <text:s/>Esto es un comentario</text:p>
      <text:p text:style-name="P7"><text:span text:style-name="T26">/*<text:tab/></text:span><text:span text:style-name="T27">Esto es un<text:line-break/><text:tab/></text:span><text:span text:style-name="T26">Comentario</text:span></text:p>
      <text:p text:style-name="P4"><text:span text:style-name="T26"><text:tab/>Multi-</text:span><text:span text:style-name="T28">Linea*/</text:span></text:p>
      <text:p text:style-name="P35"/>
      <text:p text:style-name="P11">Operadores relacionales</text:p>
      <text:p text:style-name="P2">= <text:s text:c="6"/>igual</text:p>
      <text:p text:style-name="P1">&lt;&gt; <text:s text:c="5"/>distinto</text:p>
      <text:p text:style-name="P1">&gt; <text:s text:c="6"/>mayor</text:p>
      <text:p text:style-name="P1">&lt; <text:s text:c="6"/>menor</text:p>
      <text:p text:style-name="P1">&gt;= <text:s text:c="5"/>mayor o igual</text:p>
      <text:p text:style-name="P3">&lt;= <text:s text:c="5"/>menor o igual</text:p>
      <text:p text:style-name="P47">Borrar registros</text:p>
      <text:p text:style-name="P29"><text:span text:style-name="T33">Borra registros de la tabla. Si existe un campo identity continuará por el ultimo numero mas grande.</text:span></text:p>
      <text:p text:style-name="P46"><text:span text:style-name="T1">delete</text:span><text:span text:style-name="T7"> </text:span><text:span text:style-name="T1">from</text:span><text:span text:style-name="T7"> articulos </text:span><text:span text:style-name="T1">where</text:span><text:span text:style-name="T7"> nombre </text:span><text:span text:style-name="T14">=</text:span><text:span text:style-name="T22">'impresora'</text:span><text:span text:style-name="T14">;</text:span></text:p>
      <text:p text:style-name="P21"/>
      <text:p text:style-name="P14">Actualizar registros</text:p>
      <text:p text:style-name="P14"><text:span text:style-name="T24">update</text:span><text:span text:style-name="T29"> usuarios </text:span><text:span text:style-name="T2">set</text:span><text:span text:style-name="T29"> nombre</text:span><text:span text:style-name="T15">=</text:span><text:span text:style-name="T23">'Marceloduarte'</text:span><text:span text:style-name="T15">,</text:span><text:span text:style-name="T29"> clave</text:span><text:span text:style-name="T15">=</text:span><text:span text:style-name="T23">'Marce'</text:span><text:span text:style-name="T29"> </text:span><text:span text:style-name="T2">where</text:span><text:span text:style-name="T29"> nombre</text:span><text:span text:style-name="T15">=</text:span><text:span text:style-name="T23">'Marcelo'</text:span><text:span text:style-name="T15">;</text:span></text:p>
      <text:p text:style-name="P22"/>
      <text:p text:style-name="P15">Valores null</text:p>
      <text:p text:style-name="P15"><text:span text:style-name="T2">create</text:span><text:span text:style-name="T29"> </text:span><text:span text:style-name="T2">table</text:span><text:span text:style-name="T29"> usuarios</text:span><text:span text:style-name="T15">(</text:span></text:p>
      <text:p text:style-name="P4"><text:span text:style-name="T8"><text:s text:c="2"/>nombre </text:span><text:span text:style-name="T2">varchar</text:span><text:span text:style-name="T15">(</text:span><text:span text:style-name="T8">20</text:span><text:span text:style-name="T15">)</text:span><text:span text:style-name="T8"> </text:span><text:span text:style-name="T15">not</text:span><text:span text:style-name="T8"> </text:span><text:span text:style-name="T15">null,</text:span></text:p>
      <text:p text:style-name="P4"><text:span text:style-name="T8"><text:s text:c="2"/>clave </text:span><text:span text:style-name="T2">varchar</text:span><text:span text:style-name="T15">(</text:span><text:span text:style-name="T8">10</text:span><text:span text:style-name="T15">)</text:span><text:span text:style-name="T8"> </text:span><text:span text:style-name="T15">null</text:span></text:p>
      <text:p text:style-name="P17">);</text:p>
      <text:p text:style-name="P15"><text:span text:style-name="T2">insert</text:span><text:span text:style-name="T29"> </text:span><text:span text:style-name="T2">into</text:span><text:span text:style-name="T29"> usuarios</text:span><text:span text:style-name="T2"> </text:span><text:span text:style-name="T15">(</text:span><text:span text:style-name="T29">nombre</text:span><text:span text:style-name="T15">,</text:span><text:span text:style-name="T29">clave</text:span><text:span text:style-name="T15">)</text:span><text:span text:style-name="T29"> </text:span><text:span text:style-name="T2">values </text:span><text:span text:style-name="T15">(</text:span><text:span text:style-name="T23">'Marcelo'</text:span><text:span text:style-name="T15">,null);</text:span></text:p>
      <text:p text:style-name="P15"><text:span text:style-name="T2">select</text:span><text:span text:style-name="T29"> </text:span><text:span text:style-name="T15">*</text:span><text:span text:style-name="T29"> </text:span><text:span text:style-name="T2">from</text:span><text:span text:style-name="T29"> usuarios </text:span><text:span text:style-name="T2">where</text:span><text:span text:style-name="T29"> clave </text:span><text:span text:style-name="T15">is</text:span><text:span text:style-name="T29"> </text:span><text:span text:style-name="T15">not</text:span><text:span text:style-name="T29"> </text:span><text:span text:style-name="T15">null;</text:span></text:p>
      <text:p text:style-name="P15"><text:span text:style-name="T2">select</text:span><text:span text:style-name="T29"> </text:span><text:span text:style-name="T15">*</text:span><text:span text:style-name="T29"> </text:span><text:span text:style-name="T2">from</text:span><text:span text:style-name="T29"> peliculas </text:span><text:span text:style-name="T2">where</text:span><text:span text:style-name="T29"> actor </text:span><text:span text:style-name="T15">is</text:span><text:span text:style-name="T29"> </text:span><text:span text:style-name="T15">null;</text:span></text:p>
      <text:p text:style-name="P15"><draw:custom-shape text:anchor-type="paragraph" draw:z-index="0" draw:name="Forma1" draw:style-name="gr1" svg:width="0.022cm" svg:height="0.063cm" svg:x="2.016cm" svg:y="1.016cm"><text:p/><draw:enhanced-geometry svg:viewBox="0 0 21600 21600" draw:type="rectangle" draw:enhanced-path="M 0 0 L 21600 0 21600 21600 0 21600 0 0 Z N"/></draw:custom-shape><text:span text:style-name="T24">update</text:span><text:span text:style-name="T29"> peliculas </text:span><text:span text:style-name="T2">set</text:span><text:span text:style-name="T29"> duracion</text:span><text:span text:style-name="T15">=</text:span><text:span text:style-name="T29">120 </text:span><text:span text:style-name="T2">where</text:span><text:span text:style-name="T29"> duracion </text:span><text:span text:style-name="T15">is</text:span><text:span text:style-name="T29"> </text:span><text:span text:style-name="T15">null;</text:span><text:span text:style-name="T29"> </text:span></text:p>
      <text:p text:style-name="P15"><text:span text:style-name="T29"/></text:p>
      <text:p text:style-name="P42">Clave Primaria</text:p>
      <text:p text:style-name="P40">No pueden haber dos campos iguales. No puede ser null.</text:p>
      <text:p text:style-name="P23"><text:span text:style-name="T5">create</text:span><text:span text:style-name="T10"> </text:span><text:span text:style-name="T5">table</text:span><text:span text:style-name="T10"> libros</text:span><text:span text:style-name="T32">(</text:span></text:p>
      <text:p text:style-name="P37"><text:span text:style-name="T9"><text:tab/>codigo </text:span><text:span text:style-name="T3">int</text:span><text:span text:style-name="T9"> </text:span><text:span text:style-name="T16">not</text:span><text:span text:style-name="T9"> </text:span><text:span text:style-name="T16">null,</text:span></text:p>
      <text:p text:style-name="P37"><text:span text:style-name="T9"><text:tab/>titulo </text:span><text:span text:style-name="T3">varchar</text:span><text:span text:style-name="T16">(</text:span><text:span text:style-name="T9">40</text:span><text:span text:style-name="T16">)</text:span><text:span text:style-name="T9"> </text:span><text:span text:style-name="T16">not</text:span><text:span text:style-name="T9"> </text:span><text:span text:style-name="T16">null,</text:span></text:p>
      <text:p text:style-name="P37"><text:span text:style-name="T9"><text:tab/></text:span><text:span text:style-name="T3">primary</text:span><text:span text:style-name="T9"> </text:span><text:span text:style-name="T3">key</text:span><text:span text:style-name="T16">(</text:span><text:span text:style-name="T9">codigo</text:span><text:span text:style-name="T16">)</text:span></text:p>
      <text:p text:style-name="P23"><text:span text:style-name="T32">);</text:span></text:p>
      <text:p text:style-name="P23"/>
      <text:p text:style-name="P41">Campo <text:span text:style-name="T36">por defecto</text:span></text:p>
      <text:p text:style-name="P49"><text:span text:style-name="T21">Valores por defecto</text:span><text:span text:style-name="T11"> </text:span></text:p>
      <text:p text:style-name="P25"><text:span text:style-name="T10"><text:s/></text:span><text:span text:style-name="T5">create</text:span><text:span text:style-name="T10"> </text:span><text:span text:style-name="T5">table</text:span><text:span text:style-name="T10"> alumnos</text:span><text:span text:style-name="T32">(</text:span></text:p>
      <text:p text:style-name="P39"><text:span text:style-name="T9"><text:s text:c="2"/>codigo </text:span><text:span text:style-name="T3">int</text:span><text:span text:style-name="T16"> </text:span><text:span text:style-name="T18">default 0</text:span></text:p>
      <text:p text:style-name="P25"><text:span text:style-name="T10"><text:s/></text:span><text:span text:style-name="T32">);</text:span></text:p>
      <text:p text:style-name="P25"><text:span text:style-name="T32"/></text:p>
      <text:p text:style-name="P49"><text:span text:style-name="T20">Para cada uno de los campos</text:span></text:p>
      <text:p text:style-name="P25"><text:span text:style-name="T5">insert</text:span><text:span text:style-name="T10"> </text:span><text:span text:style-name="T5">into</text:span><text:span text:style-name="T10"> libros </text:span><text:span text:style-name="T5">default</text:span><text:span text:style-name="T10"> </text:span><text:span text:style-name="T5">values</text:span><text:span text:style-name="T32">; </text:span></text:p>
      <text:p text:style-name="P25"><text:span text:style-name="T32"/></text:p>
      <text:p text:style-name="P41">Campo identity</text:p>
      <text:p text:style-name="P43"><text:span text:style-name="T13">Se genera un campo de numero incremental, el cual no se puede modificar.</text:span> </text:p>
      <text:p text:style-name="P24"><text:span text:style-name="T10"><text:s/></text:span><text:span text:style-name="T5">create</text:span><text:span text:style-name="T10"> </text:span><text:span text:style-name="T5">table</text:span><text:span text:style-name="T10"> alumnos</text:span><text:span text:style-name="T32">(</text:span></text:p>
      <text:p text:style-name="P37"><text:span text:style-name="T9"><text:s text:c="2"/>codigo </text:span><text:span text:style-name="T3">int</text:span><text:span text:style-name="T9"> </text:span><text:span text:style-name="T3">identity</text:span><text:span text:style-name="T16">,</text:span></text:p>
      <text:p text:style-name="P24"><text:span text:style-name="T10"><text:s/></text:span><text:span text:style-name="T32">);</text:span></text:p>
      <text:p text:style-name="P24"><text:span text:style-name="T32"/></text:p>
      <text:p text:style-name="P26"><text:span text:style-name="T32">Para poder insertar información en un campo identity</text:span></text:p>
      <text:p text:style-name="P27"><text:span text:style-name="T3">set</text:span><text:span text:style-name="T9"> </text:span><text:span text:style-name="T3">identity_insert</text:span><text:span text:style-name="T9"> codigo </text:span><text:span text:style-name="T3">on</text:span><text:span text:style-name="T30">;</text:span></text:p>
      <text:p text:style-name="P26"><text:span text:style-name="T30"/></text:p>
      <text:p text:style-name="P26"><text:span text:style-name="T30">Para desactivar</text:span></text:p>
      <text:p text:style-name="P27"><text:span text:style-name="T3">set</text:span><text:span text:style-name="T9"> </text:span><text:span text:style-name="T3">identity_insert</text:span><text:span text:style-name="T9"> codigo </text:span><text:span text:style-name="T3">off</text:span><text:span text:style-name="T30">;</text:span></text:p>
      <text:p text:style-name="P27"><text:span text:style-name="T30"/></text:p>
      <text:p text:style-name="P48"><text:span text:style-name="T12">Truncate table</text:span></text:p>
      <text:p text:style-name="P28"><text:span text:style-name="T33">Elimina todos los campos de la tabla.</text:span></text:p>
      <text:p text:style-name="P42"><text:soft-page-break/><text:span text:style-name="T4">truncate</text:span><text:span text:style-name="T31"> </text:span><text:span text:style-name="T4">table</text:span><text:span text:style-name="T31"> medicamentos</text:span><text:span text:style-name="T17">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/>
    <style:font-face style:name=" Liberation serif" svg:font-family="'Liberation serif'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2T08:57:18.758000000</meta:creation-date>
    <dc:date>2020-11-05T00:38:08.057000000</dc:date>
    <meta:editing-duration>PT53M38S</meta:editing-duration>
    <meta:editing-cycles>4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99" meta:word-count="337" meta:character-count="2216" meta:non-whitespace-character-count="1918"/>
  </office:meta>
</office:document-meta>
</file>